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D00000023CF1D57B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38a8" style:font-name="Arial" fo:font-size="10pt" fo:language="pt" fo:country="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shadow="none" style:join-border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 style:join-border="false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${empresaNome}</text:p>
      <text:p text:style-name="P4"><text:span text:style-name="T1">Empresa:</text:span> ${empresaNome}</text:p>
      <text:p text:style-name="P4"><text:span text:style-name="T1">CNPJ:</text:span> ${emrpesaCnpj}</text:p>
      <text:p text:style-name="P4"><text:span text:style-name="T1">MCI:</text:span> ${empresaMCI}<text:tab/><text:tab/><text:span text:style-name="T1">Agencia de Cadastro:</text:span><text:span text:style-name="T4">${agenciaCadastro}</text:span></text:p>
      <text:p text:style-name="P4"><text:span text:style-name="T1">Situação de Contratação:</text:span> <text:span text:style-name="T2">${empresaSitContratacao}</text:span></text:p>
      <text:p text:style-name="P5">Loja:<text:span text:style-name="T4">${empresaTelaLoja}</text:span></text:p>
      <text:p text:style-name="P5">Gestor Prospecção Loja:<text:span text:style-name="T4">${GestorProspecRede}</text:span></text:p>
      <text:p text:style-name="P5">Tipo:<text:span text:style-name="T4"> ${TipoRede}</text:span></text:p>
      <text:p text:style-name="P5">Situação do Limite:<text:span text:style-name="T4"> </text:span>${empresaSitLimite}</text:p>
      <text:p text:style-name="P5">Risco Atribuido:<text:span text:style-name="T4"> </text:span><text:span text:style-name="T2">${empresaRiscoAtribuido}</text:span></text:p>
      <text:p text:style-name="P4"><text:span text:style-name="T1">Gestor de rede:</text:span> <text:span text:style-name="T2">${empresaGestorRede}</text:span><text:tab/><text:tab/><text:span text:style-name="T1">Situação: </text:span><text:span text:style-name="T3">${empresaSituacao}</text:span></text:p>
      <text:p text:style-name="P6"/>
      <text:p text:style-name="P4"/>
      <text:p text:style-name="P7">Endereço</text:p>
      <text:p text:style-name="P4"><text:span text:style-name="T1">Tipo:</text:span> ${empresaEnderecoTipo}<text:tab/><text:tab/><text:span text:style-name="T1">Logradouro:</text:span> ${empresaEnderecoLogradouro}</text:p>
      <text:p text:style-name="P4"><text:span text:style-name="T1">Complemento:</text:span> ${empresaEnderecoComplemento}</text:p>
      <text:p text:style-name="P4"><text:span text:style-name="T1">Data de Atualização:</text:span> ${empresaEnderecoDtAtual}<text:tab/><text:tab/><text:span text:style-name="T1">Bairro: </text:span><text:span text:style-name="T4">${empresaEnderecoBairro}</text:span></text:p>
      <text:p text:style-name="P4"><text:span text:style-name="T1">CEP:</text:span> ${empresaCEP}<text:tab/><text:tab/><text:span text:style-name="T1">Município:</text:span>${empresaMunicipio}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38a8" style:font-name="Arial" fo:font-size="10pt" fo:language="pt" fo:country="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s1" text:anchor-type="paragraph" svg:x="-2cm" svg:y="-0.993cm" svg:width="20.876cm" svg:height="0.706cm" draw:z-index="0"><draw:image xlink:href="Pictures/10000000000003FD00000023CF1D57B4.jpg" xlink:type="simple" xlink:show="embed" xlink:actuate="onLoad"/></draw:frame></text:p>
      </style:header>
      <style:footer>
        <text:p text:style-name="MP1">Cenop - Centro de Serviços de Apoio aos Negócios e Operações - Brasília</text:p>
        <text:p text:style-name="MP2">Sia Trecho 3 Lote 880 Ed. Sia Shopping</text:p>
        <text:p text:style-name="MP2">CEP 71.200-030 - Brasília (DF)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1:29:40.43</meta:creation-date>
    <dc:date>2015-02-03T07:47:34.01</dc:date>
    <meta:editing-duration>PT18M59S</meta:editing-duration>
    <meta:editing-cycles>35</meta:editing-cycles>
    <meta:generator>LibreOffice/3.5$Windows_x86 LibreOffice_project/7122e39-92ed229-498d286-15e43b4-d70da21</meta:generator>
    <meta:document-statistic meta:table-count="0" meta:image-count="1" meta:object-count="0" meta:page-count="1" meta:paragraph-count="19" meta:word-count="75" meta:character-count="781" meta:non-whitespace-character-count="720"/>
  </office:meta>
</office:document-meta>
</file>